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4:34: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4:34:18.37</dc:date>
    <meta:editing-duration>P132DT15H26M26S</meta:editing-duration>
    <meta:editing-cycles>321</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ssertionCount = 0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assertionCount = assertionCount + 1
			If Not(isParseFailure(actual)) Then
				Goto refute_parses_failed
			End If
		Next i
	Else
		actual = applyP(p, ss)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